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468" officeooo:paragraph-rsid="00155468"/>
    </style:style>
    <style:style style:name="P2" style:family="paragraph" style:parent-style-name="Standard">
      <style:text-properties fo:color="#ffaa95" officeooo:rsid="00155468" officeooo:paragraph-rsid="00155468"/>
    </style:style>
    <style:style style:name="P3" style:family="paragraph" style:parent-style-name="Standard">
      <style:text-properties fo:color="#800080" officeooo:rsid="00155468" officeooo:paragraph-rsid="00167022"/>
    </style:style>
    <style:style style:name="P4" style:family="paragraph" style:parent-style-name="Standard">
      <style:text-properties fo:color="#ff0000" officeooo:rsid="00155468" officeooo:paragraph-rsid="00155468"/>
    </style:style>
    <style:style style:name="P5" style:family="paragraph" style:parent-style-name="Standard">
      <style:text-properties fo:color="#ff0000" officeooo:rsid="00167022" officeooo:paragraph-rsid="00167022"/>
    </style:style>
    <style:style style:name="P6" style:family="paragraph" style:parent-style-name="Standard">
      <style:text-properties officeooo:paragraph-rsid="00167022"/>
    </style:style>
    <style:style style:name="P7" style:family="paragraph" style:parent-style-name="Standard">
      <style:text-properties fo:color="#000000" officeooo:rsid="00167022" officeooo:paragraph-rsid="00167022"/>
    </style:style>
    <style:style style:name="P8" style:family="paragraph" style:parent-style-name="Standard">
      <style:text-properties fo:color="#800080" officeooo:rsid="00167022" officeooo:paragraph-rsid="00167022"/>
    </style:style>
    <style:style style:name="P9" style:family="paragraph" style:parent-style-name="Standard">
      <style:text-properties fo:color="#ff0000" officeooo:rsid="00155468" officeooo:paragraph-rsid="00167022"/>
    </style:style>
    <style:style style:name="P10" style:family="paragraph" style:parent-style-name="Standard">
      <style:text-properties fo:color="#000000" officeooo:rsid="001735a2" officeooo:paragraph-rsid="001735a2"/>
    </style:style>
    <style:style style:name="P11" style:family="paragraph" style:parent-style-name="Standard">
      <style:text-properties fo:color="#000000" officeooo:rsid="001940f5" officeooo:paragraph-rsid="001940f5"/>
    </style:style>
    <style:style style:name="P12" style:family="paragraph" style:parent-style-name="Standard">
      <style:text-properties fo:color="#000000" officeooo:rsid="001b19c7" officeooo:paragraph-rsid="001b19c7"/>
    </style:style>
    <style:style style:name="T1" style:family="text">
      <style:text-properties officeooo:rsid="00167022"/>
    </style:style>
    <style:style style:name="T2" style:family="text">
      <style:text-properties fo:color="#ffa6a6" officeooo:rsid="00155468"/>
    </style:style>
    <style:style style:name="T3" style:family="text">
      <style:text-properties fo:color="#ffa6a6" officeooo:rsid="00167022"/>
    </style:style>
    <style:style style:name="T4" style:family="text">
      <style:text-properties fo:color="#800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9d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ry: Para conseguir ter compatibilidade com mobile fazendo diferentes layouts de tela.</text:p>
      <text:p text:style-name="P1"/>
      <text:p text:style-name="P1">OBS: Primeiro focar em Mobile para só depois fazer desktop. Motivo: Mobile é mais simples e mais leve, depois da detalhes.</text:p>
      <text:p text:style-name="P1"/>
      <text:p text:style-name="P1"/>
      <text:p text:style-name="P3">@media screen and (max-width: 768px)<text:span text:style-name="T1">[{</text:span></text:p>
      <text:p text:style-name="P5">Código CSS</text:p>
      <text:p text:style-name="P8">}</text:p>
      <text:p text:style-name="P1"/>
      <text:p text:style-name="P6"><text:span text:style-name="T2">at-rule :regra </text:span><text:span text:style-name="T3">para o <text:s/>CSS</text:span><text:span text:style-name="T2"> </text:span></text:p>
      <text:p text:style-name="P9">@media</text:p>
      <text:p text:style-name="P1"/>
      <text:p text:style-name="P2">tipo de m<text:span text:style-name="T1">i</text:span>dia: especifica o tipo de media: <text:span text:style-name="T7">screen, print, etc</text:span></text:p>
      <text:p text:style-name="P4">screen</text:p>
      <text:p text:style-name="P2"/>
      <text:p text:style-name="P2">Operador logicos no @media:</text:p>
      <text:p text:style-name="P4">and (e)</text:p>
      <text:p text:style-name="P4">, (ou)</text:p>
      <text:p text:style-name="P4">not (negação)</text:p>
      <text:p text:style-name="P7">É possível utilizar mais de um operador lógico, por exemplo (max-width:400) and (min-width:200)</text:p>
      <text:p text:style-name="P2"/>
      <text:p text:style-name="P2">Media feathures no @media: <text:span text:style-name="T1">recursos para fazer correspondencia</text:span></text:p>
      <text:p text:style-name="P4">viewport/page characteristics</text:p>
      <text:p text:style-name="P4">display quallity</text:p>
      <text:p text:style-name="P4">Color</text:p>
      <text:p text:style-name="P4">Interaction</text:p>
      <text:p text:style-name="P4"/>
      <text:p text:style-name="P4"/>
      <text:p text:style-name="P7">OBS: usar max-width para fazer compatibilidade para mobile, já que a tela será menor e só se aplicará aquele CSS para telas com larguras menores que a especificada.</text:p>
      <text:p text:style-name="P7"/>
      <text:p text:style-name="P7"><text:span text:style-name="T4">!important</text:span>: Dá prioridade para alguma regra. É bom usar no @media, pois se colocar um seletor após o @media, iria sobreescrever aquela configuração.</text:p>
      <text:p text:style-name="P7"/>
      <text:p text:style-name="P7"/>
      <text:p text:style-name="P7"/>
      <text:p text:style-name="P7">Ainda é possível colocar as regras de CSS dentro do HTML. Criando outro arquivo css, por exemplo mobile.css . Aí cria o link do mobile.css. Para fazer o link, precisa de uma regra de media.</text:p>
      <text:p text:style-name="P5">&lt;link rel=’stylesheet’ href=’mobile.css’ <text:span text:style-name="T5">media=’</text:span><text:span text:style-name="T6">screen and (max-width:768px)</text:span><text:span text:style-name="T5">’</text:span>&gt; </text:p>
      <text:p text:style-name="P7">Atenção: O sublinhado é a regra feita na mídia, especificada, logo não precisa especificar de novo no CSS mobile.css.</text:p>
      <text:p text:style-name="P7"/>
      <text:p text:style-name="P7"/>
      <text:p text:style-name="P10"><text:span text:style-name="T4">&lt;hr&gt;</text:span>: Linha</text:p>
      <text:p text:style-name="P10"/>
      <text:p text:style-name="P11">Tipos específicos padrão de breakpoint: 600px</text:p>
      <text:p text:style-name="P11"/>
      <text:p text:style-name="P11">Na pullrequest: -[] : faz uma checkbox para marcar</text:p>
      <text:p text:style-name="P11"/>
      <text:p text:style-name="P12">Para sumir um container: display: none</text:p>
      <text:p text:style-name="P12"/>
      <text:p text:style-name="P12"><text:soft-page-break/>Refatorando mobile first:</text:p>
      <text:p text:style-name="P12">Coloca tudo comum as duas telas fora do @media.</text:p>
      <text:p text:style-name="P12"/>
      <text:p text:style-name="P12">Faz 2 @media, um para telas grandes (min) e um para telas pequenas (max).</text:p>
      <text:p text:style-name="P12">Coloca os especificos da grande dentro dela e da pequena dentro del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2:26:27.520771741</meta:creation-date>
    <dc:date>2021-06-16T19:45:42.435522453</dc:date>
    <meta:editing-duration>PT1H48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69" meta:character-count="1692" meta:non-whitespace-character-count="1452"/>
  </office:meta>
</office:document-meta>
</file>